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ccff" draw:textarea-horizontal-align="justify" draw:textarea-vertical-align="middle" draw:auto-grow-height="false" fo:min-height="3.357cm" fo:min-width="3.263cm"/>
    </style:style>
    <style:style style:name="gr2" style:family="graphic" style:parent-style-name="standard">
      <style:graphic-properties svg:stroke-color="#000000" draw:fill-color="#ff9999" draw:textarea-horizontal-align="justify" draw:textarea-vertical-align="middle" draw:auto-grow-height="false" fo:min-height="3.433cm" fo:min-width="16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63cm" svg:height="3.607cm" svg:x="6.023cm" svg:y="2.7cm">
          <text:p text:style-name="P1">PE 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764cm" svg:height="3.683cm" svg:x="2.413cm" svg:y="17.368cm">
          <text:p text:style-name="P1">Data Memory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4cm" svg:y1="15.87cm" svg:x2="3.54cm" svg:y2="17.394cm">
          <text:p/>
        </draw:line>
        <draw:line draw:style-name="gr3" draw:text-style-name="P4" draw:layer="layout" svg:x1="4.14cm" svg:y1="17.394cm" svg:x2="4.14cm" svg:y2="15.87cm">
          <text:p/>
        </draw:line>
        <draw:line draw:style-name="gr3" draw:text-style-name="P4" draw:layer="layout" svg:x1="5.54cm" svg:y1="15.87cm" svg:x2="5.54cm" svg:y2="17.394cm">
          <text:p/>
        </draw:line>
        <draw:line draw:style-name="gr3" draw:text-style-name="P4" draw:layer="layout" svg:x1="6.14cm" svg:y1="17.394cm" svg:x2="6.14cm" svg:y2="15.87cm">
          <text:p/>
        </draw:line>
        <draw:line draw:style-name="gr3" draw:text-style-name="P4" draw:layer="layout" svg:x1="7.34cm" svg:y1="15.87cm" svg:x2="7.34cm" svg:y2="17.394cm">
          <text:p/>
        </draw:line>
        <draw:line draw:style-name="gr3" draw:text-style-name="P4" draw:layer="layout" svg:x1="7.94cm" svg:y1="15.87cm" svg:x2="7.94cm" svg:y2="17.394cm">
          <text:p/>
        </draw:line>
        <draw:frame draw:style-name="gr4" draw:text-style-name="P5" draw:layer="layout" svg:width="5.634cm" svg:height="0.962cm" svg:x="3.086cm" svg:y="14.943cm">
          <draw:text-box>
            <text:p>RP0 <text:s text:c="3"/>RP1 <text:s text:c="3"/>WP</text:p>
          </draw:text-box>
        </draw:frame>
        <draw:custom-shape draw:style-name="gr1" draw:text-style-name="P2" xml:id="id3" draw:id="id3" draw:layer="layout" svg:width="3.763cm" svg:height="3.607cm" svg:x="11.785cm" svg:y="2.7cm">
          <text:p text:style-name="P1">PE 1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63cm" svg:height="3.607cm" svg:x="6.023cm" svg:y="8.277cm">
          <text:p text:style-name="P1">PE 2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763cm" svg:height="3.607cm" svg:x="11.785cm" svg:y="8.277cm">
          <text:p text:style-name="P1">PE 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904cm" svg:y1="6.307cm" svg:x2="7.904cm" svg:y2="8.277cm" draw:start-shape="id1" draw:start-glue-point="2" draw:end-shape="id2" draw:end-glue-point="0" svg:d="M7904 6307v1970" svg:viewBox="0 0 1 1971">
          <text:p/>
        </draw:connector>
        <draw:connector draw:style-name="gr5" draw:text-style-name="P1" draw:layer="layout" svg:x1="9.786cm" svg:y1="4.503cm" svg:x2="11.785cm" svg:y2="4.503cm" draw:start-shape="id1" draw:start-glue-point="1" draw:end-shape="id3" draw:end-glue-point="3" svg:d="M9786 4503h1999" svg:viewBox="0 0 2000 1">
          <text:p/>
        </draw:connector>
        <draw:connector draw:style-name="gr5" draw:text-style-name="P1" draw:layer="layout" svg:x1="13.666cm" svg:y1="6.307cm" svg:x2="13.666cm" svg:y2="8.277cm" draw:start-shape="id3" draw:start-glue-point="2" draw:end-shape="id4" svg:d="M13666 6307v1970" svg:viewBox="0 0 1 1971">
          <text:p/>
        </draw:connector>
        <draw:connector draw:style-name="gr5" draw:text-style-name="P1" draw:layer="layout" svg:x1="9.786cm" svg:y1="10.08cm" svg:x2="11.785cm" svg:y2="10.08cm" draw:start-shape="id2" draw:start-glue-point="1" draw:end-shape="id4" svg:d="M9786 10080h1999" svg:viewBox="0 0 2000 1">
          <text:p/>
        </draw:connector>
        <draw:line draw:style-name="gr3" draw:text-style-name="P4" draw:layer="layout" svg:x1="8.282cm" svg:y1="2.667cm" svg:x2="8.282cm" svg:y2="1.016cm">
          <text:p/>
        </draw:line>
        <draw:line draw:style-name="gr3" draw:text-style-name="P4" draw:layer="layout" svg:x1="7.482cm" svg:y1="1.016cm" svg:x2="7.482cm" svg:y2="2.667cm">
          <text:p/>
        </draw:line>
        <draw:line draw:style-name="gr3" draw:text-style-name="P4" draw:layer="layout" svg:x1="13.982cm" svg:y1="2.668cm" svg:x2="13.982cm" svg:y2="1.017cm">
          <text:p/>
        </draw:line>
        <draw:line draw:style-name="gr3" draw:text-style-name="P4" draw:layer="layout" svg:x1="13.182cm" svg:y1="1.017cm" svg:x2="13.182cm" svg:y2="2.668cm">
          <text:p/>
        </draw:line>
        <draw:frame draw:style-name="gr6" draw:text-style-name="P5" draw:layer="layout" svg:width="1.734cm" svg:height="0.962cm" svg:x="7.012cm" svg:y="0.054cm">
          <draw:text-box>
            <text:p>RP0</text:p>
          </draw:text-box>
        </draw:frame>
        <draw:frame draw:style-name="gr6" draw:text-style-name="P5" draw:layer="layout" svg:width="1.734cm" svg:height="0.962cm" svg:x="12.712cm" svg:y="0.054cm">
          <draw:text-box>
            <text:p>RP1</text:p>
          </draw:text-box>
        </draw:frame>
        <draw:line draw:style-name="gr3" draw:text-style-name="P4" draw:layer="layout" svg:x1="7.882cm" svg:y1="11.916cm" svg:x2="7.882cm" svg:y2="13.567cm">
          <text:p/>
        </draw:line>
        <draw:line draw:style-name="gr3" draw:text-style-name="P4" draw:layer="layout" svg:x1="13.682cm" svg:y1="11.916cm" svg:x2="13.682cm" svg:y2="13.567cm">
          <text:p/>
        </draw:line>
        <draw:frame draw:style-name="gr7" draw:text-style-name="P5" draw:layer="layout" svg:width="1.501cm" svg:height="0.962cm" svg:x="7.139cm" svg:y="13.562cm">
          <draw:text-box>
            <text:p>WA</text:p>
          </draw:text-box>
        </draw:frame>
        <draw:frame draw:style-name="gr8" draw:text-style-name="P5" draw:layer="layout" svg:width="1.56cm" svg:height="0.962cm" svg:x="12.94cm" svg:y="13.562cm">
          <draw:text-box>
            <text:p>W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20:08:38.598953211</meta:creation-date>
    <dc:date>2016-11-26T23:07:19.150719531</dc:date>
    <meta:editing-duration>PT15M25S</meta:editing-duration>
    <meta:editing-cycles>5</meta:editing-cycles>
    <meta:generator>LibreOffice/5.2.3.3$Linux_X86_64 LibreOffice_project/20$Build-3</meta:generator>
    <meta:document-statistic meta:object-count="26"/>
  </office:meta>
</office:document-meta>
</file>